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9" style:family="paragraph" style:parent-style-name="Normale">
      <style:paragraph-properties fo:text-align="end" style:justify-single-word="false"/>
    </style:style>
    <style:style style:name="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Footer">
      <style:text-properties officeooo:paragraph-rsid="004c5054"/>
    </style:style>
    <style:style style:name="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paragraph-properties fo:text-align="justify" style:justify-single-word="false"/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8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9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style:font-name="Carlito" fo:font-size="6pt" style:font-size-asian="6pt" style:font-size-complex="6pt"/>
    </style:style>
    <style:style style:name="P6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1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2" style:family="paragraph" style:parent-style-name="Table_20_Contents"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Carlito"/>
    </style:style>
    <style:style style:name="P65" style:family="paragraph" style:parent-style-name="No_20_spacing">
      <style:text-properties style:font-name="Carlito"/>
    </style:style>
    <style:style style:name="P66" style:family="paragraph" style:parent-style-name="Text_20_body">
      <style:text-properties style:font-name="Carlito"/>
    </style:style>
    <style:style style:name="P6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Normale" style:master-page-name="Standard">
      <style:paragraph-properties fo:text-align="end" style:justify-single-word="false" style:page-number="auto"/>
    </style:style>
    <style:style style:name="P72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P73" style:family="paragraph" style:parent-style-name="Normale">
      <style:text-properties style:font-name="Arial" fo:font-size="6pt" style:font-size-asian="6pt" style:font-size-complex="6pt"/>
    </style:style>
    <style:style style:name="P74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officeooo:rsid="00474f25"/>
    </style:style>
    <style:style style:name="T15" style:family="text">
      <style:text-properties style:font-name="Arial" fo:font-size="6pt" officeooo:rsid="01a34143" style:font-size-asian="6pt" style:font-size-complex="6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py3o.objects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sale.order.name" text:name="py3o.sale.order.name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74">Ns. Rif. <text:user-field-get text:name="py3o.objects.name">py3o.objects.name</text:user-field-get></text:p>
      <text:p text:style-name="Normale"><text:a xlink:type="simple" xlink:href="py3o:///for" text:style-name="Internet_20_link" text:visited-style-name="Visited_20_Internet_20_Link"><text:span text:style-name="Teletype"><text:span text:style-name="T15"/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MP11" style:family="paragraph" style:parent-style-name="Normale">
      <style:paragraph-properties fo:text-align="end" style:justify-single-word="false"/>
    </style:style>
    <style:style style:name="MP12" style:family="paragraph" style:parent-style-name="Normale">
      <style:text-properties style:font-name="Arial" fo:font-size="6pt" style:font-size-asian="6pt" style:font-size-complex="6pt"/>
    </style:style>
    <style:style style:name="MP13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4" style:family="paragraph" style:parent-style-name="Footer">
      <style:text-properties officeooo:paragraph-rsid="004c5054"/>
    </style:style>
    <style:style style:name="MP1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6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logo_report,size_x=560,size_y=300,hold_ratio=True)" text:anchor-type="paragraph" svg:x="0cm" svg:y="0cm" draw:z-index="0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1</text:page-number></text:span><text:span text:style-name="MT5"> </text:span><text:span text:style-name="MT4">di </text:span><text:span text:style-name="MT5"><text:page-count>1</text:page-count></text:span></text:p>
        <text:p text:style-name="MP9"/>
      </style:header>
      <style:footer>
        <text:user-field-decls>
          <text:user-field-decl office:value-type="string" office:string-value="py3o.objects.name" text:name="py3o.objects.name"/>
        </text:user-field-decls>
        <text:p text:style-name="MP10"/>
        <text:p text:style-name="MP11"><text:span text:style-name="MT6"><text:user-field-get text:name="py3o.objects.name">py3o.objects.name</text:user-field-get></text:span><text:span text:style-name="MT6"> - Pagina </text:span><text:page-number text:select-page="current">1</text:page-number> <text:span text:style-name="MT6">di </text:span><text:page-count>1</text:page-count></text:p>
        <text:p text:style-name="MP12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3">Iscrizione Registro Imprese di Perugia Nr <text:span text:style-name="MT7"><text:placeholder text:placeholder-type="text">&lt;company.partner_id.rea_code&gt;</text:placeholder></text:span></text:p>
              <text:p text:style-name="MP14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5">Tel:<text:tab/>+39<text:span text:style-name="MT11"><text:placeholder text:placeholder-type="text">&lt;company.partner_id.phone&gt;</text:placeholder></text:span></text:p>
              <text:p text:style-name="MP16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6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14:19:19.784000000</dc:date>
    <meta:print-date>2015-10-01T17:14:00Z</meta:print-date>
    <meta:editing-cycles>90</meta:editing-cycles>
    <meta:editing-duration>P1DT12H43M54S</meta:editing-duration>
    <meta:document-statistic meta:table-count="2" meta:image-count="0" meta:object-count="0" meta:page-count="1" meta:paragraph-count="12" meta:word-count="45" meta:character-count="574" meta:non-whitespace-character-count="541"/>
    <meta:template xlink:type="simple" xlink:actuate="onRequest" xlink:title="" xlink:href="Normal"/>
  </office:meta>
</office:document-meta>
</file>